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LOVEN TONGUES (2:1-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LOVEN TONGUES (2:1-4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sounds at Pentecost (2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sights at Pentecost (2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speeches at Pentecost (2: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ACTS 2<text:s text:c="1"/></text:span><text:span text:style-name="a512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OVEN TONGUES (2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ROWD (2:5-1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ROWD (2:5-11)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en in this crowd (2: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arvel by this crowd (2:6-11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2<text:s text:c="1"/></text:span><text:span text:style-name="a542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CLOVEN TONGUES (2:1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CROWD (2:5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CONFUSION (2:12-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CONFUSION (2:12-13)<text:s text:c="1"/></text:span><text:span text:style-name="a560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ople in the crowd ask each other, "What can this mean?" (2:12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Some of them say, "They're drunk, that's all!" (2: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ACTS 2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CLOVEN TONGUES (2:1-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CROWD (2:5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CONFUSION (2:12-1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LARIFICATION (2:14-21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CLARIFICATION (2:14-21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peaker (2:14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tatement (2:1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criptures (2:16-21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2" draw:master-page-name="Master1-Layout12-tx-Title-and-Text" presentation:presentation-page-layout-name="Master1-PPL12" draw:id="Slide-264">
        <draw:frame draw:id="id106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Scriptures (2:16-21):<text:s text:c="1"/></text:span><text:span text:style-name="a614" text:class-names=""/></text:p>
          </draw:text-box>
          <svg:title/>
          <svg:desc/>
        </draw:frame>
        <draw:frame draw:id="id107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Joel wrote concerning the Spirit of God (2:16-1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Joel wrote concerning the signs of God (2:19-20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0" draw:style-name="a627" draw:master-page-name="Master1-Layout12-tx-Title-and-Text" presentation:presentation-page-layout-name="Master1-PPL12" draw:id="Slide-265">
        <draw:frame draw:id="id108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Joel wrote concerning the signs of God (2:19-20).<text:s text:c="1"/></text:span><text:span text:style-name="a629" text:class-names=""/></text:p>
          </draw:text-box>
          <svg:title/>
          <svg:desc/>
        </draw:frame>
        <draw:frame draw:id="id109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Blood, fire, and smoke on earth (2:19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darkening of the sun and moon in the heavens (2:2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1" draw:style-name="a642" draw:master-page-name="Master1-Layout12-tx-Title-and-Text" presentation:presentation-page-layout-name="Master1-PPL12" draw:id="Slide-266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Scriptures (2:16-21):<text:s text:c="1"/></text:span><text:span text:style-name="a644" text:class-names=""/></text:p>
          </draw:text-box>
          <svg:title/>
          <svg:desc/>
        </draw:frame>
        <draw:frame draw:id="id111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Joel wrote concerning the Spirit of God (2:16-18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Joel wrote concerning the signs of God (2:19-20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oel wrote concerning the salvation of God (2:21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2" draw:style-name="a660" draw:master-page-name="Master1-Layout12-tx-Title-and-Text" presentation:presentation-page-layout-name="Master1-PPL12" draw:id="Slide-267">
        <draw:frame draw:id="id112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CLARIFICATION (2:14-21)<text:s text:c="1"/></text:span><text:span text:style-name="a662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speaker (2:14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statement (2:15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Scriptures (2:16-21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ACTS 2<text:s text:c="1"/></text:span><text:span text:style-name="a680" text:class-names=""/></text:p>
          </draw:text-box>
          <svg:title/>
          <svg:desc/>
        </draw:frame>
        <draw:frame draw:id="id115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CLOVEN TONGUES (2:1-4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ROWD (2:5-11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CONFUSION (2:12-1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CLARIFICATION (2:14-21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ONDEMNATION (2:22-28): Peter now stresses two points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6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CONDEMNATION (2:22-28): Peter now stresses two points:<text:s text:c="1"/></text:span><text:span text:style-name="a704" text:class-names=""/></text:p>
          </draw:text-box>
          <svg:title/>
          <svg:desc/>
        </draw:frame>
        <draw:frame draw:id="id117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Messiah was crucified by his foes (2:22-23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Messiah was resurrected by his Father (2:24-28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5" draw:style-name="a717" draw:master-page-name="Master1-Layout12-tx-Title-and-Text" presentation:presentation-page-layout-name="Master1-PPL12" draw:id="Slide-270">
        <draw:frame draw:id="id118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Messiah was resurrected by his Father (2:24-28).<text:s text:c="1"/></text:span><text:span text:style-name="a719" text:class-names=""/></text:p>
          </draw:text-box>
          <svg:title/>
          <svg:desc/>
        </draw:frame>
        <draw:frame draw:id="id119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significance (2:2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Scriptures (2:25-28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6" draw:style-name="a732" draw:master-page-name="Master1-Layout12-tx-Title-and-Text" presentation:presentation-page-layout-name="Master1-PPL12" draw:id="Slide-271">
        <draw:frame draw:id="id120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CONDEMNATION (2:22-28): Peter now stresses two points:<text:s text:c="1"/></text:span><text:span text:style-name="a734" text:class-names=""/></text:p>
          </draw:text-box>
          <svg:title/>
          <svg:desc/>
        </draw:frame>
        <draw:frame draw:id="id121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Messiah was crucified by his foes (2:22-2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Messiah was resurrected by his Father (2:24-28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2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S 2<text:s text:c="1"/></text:span><text:span text:style-name="a749" text:class-names=""/></text:p>
          </draw:text-box>
          <svg:title/>
          <svg:desc/>
        </draw:frame>
        <draw:frame draw:id="id123" presentation:style-name="a773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THE CLOVEN TONGUES (2:1-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CROWD (2:5-11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CONFUSION (2:12-1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CLARIFICATION (2:14-21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CONDEMNATION (2:22-28): Peter now stresses two points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THE TWOFOLD CONCLUSION (2:29-3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18" draw:style-name="a774" draw:master-page-name="Master1-Layout12-tx-Title-and-Text" presentation:presentation-page-layout-name="Master1-PPL12" draw:id="Slide-273">
        <draw:frame draw:id="id124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THE TWOFOLD CONCLUSION (2:29-36)<text:s text:c="1"/></text:span><text:span text:style-name="a776" text:class-names=""/></text:p>
          </draw:text-box>
          <svg:title/>
          <svg:desc/>
        </draw:frame>
        <draw:frame draw:id="id125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Concerning Jesus' resurrection (2:29-3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cerning Jesus' exaltation (2:33-3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9" draw:style-name="a789" draw:master-page-name="Master1-Layout13-twoColTx-Title-and-2-Column-Text" presentation:presentation-page-layout-name="Master1-PPL13" draw:id="Slide-274">
        <draw:frame draw:id="id126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ACTS 2<text:s text:c="1"/></text:span><text:span text:style-name="a791" text:class-names=""/></text:p>
          </draw:text-box>
          <svg:title/>
          <svg:desc/>
        </draw:frame>
        <draw:frame draw:id="id127" presentation:style-name="a809" draw:name="Text Placeholder 2" svg:x="1.38021in" svg:y="2in" svg:width="4.61632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THE CLOVEN TONGUES (2:1-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CROWD (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THE CONFUSION (2:12-1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HE CLARIFICATION (2:14-2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28" presentation:style-name="a825" draw:name="Text Placeholder 3" svg:x="6.16319in" svg:y="2in" svg:width="4.61632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CONDEMNATION (2:22-28): Peter now stresses two points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TWOFOLD CONCLUSION (2:29-36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THE CONVICTION (2:37):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THE COMMANDS (2:38-39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0" draw:style-name="a826" draw:master-page-name="Master1-Layout12-tx-Title-and-Text" presentation:presentation-page-layout-name="Master1-PPL12" draw:id="Slide-275">
        <draw:frame draw:id="id129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THE COMMANDS (2:38-39):<text:s text:c="1"/></text:span><text:span text:style-name="a828" text:class-names=""/></text:p>
          </draw:text-box>
          <svg:title/>
          <svg:desc/>
        </draw:frame>
        <draw:frame draw:id="id130" presentation:style-name="a840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"Each of you must turn from your sins and turn to God" (2:38a)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"Be baptized in the name of Jesus Christ for the forgiveness of your sins" (2:38b-39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1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"Be baptized in the name of Jesus Christ for the forgiveness of your sins" (2:38b-39).<text:s text:c="1"/></text:span><text:span text:style-name="a843" text:class-names=""/></text:p>
          </draw:text-box>
          <svg:title/>
          <svg:desc/>
        </draw:frame>
        <draw:frame draw:id="id132" presentation:style-name="a858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THE CHALLENGE (2:40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CONVERSIONS (2:4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COMMUNION (2:42-47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2" draw:style-name="a859" draw:master-page-name="Master1-Layout12-tx-Title-and-Text" presentation:presentation-page-layout-name="Master1-PPL12" draw:id="Slide-277">
        <draw:frame draw:id="id133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COMMUNION (2:42-47):<text:s text:c="1"/></text:span><text:span text:style-name="a861" text:class-names=""/></text:p>
          </draw:text-box>
          <svg:title/>
          <svg:desc/>
        </draw:frame>
        <draw:frame draw:id="id134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Bible study (2:42a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Prayer and worship (2:42d, 45-46a, 47a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Fellowship (2:42b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Sharing and caring (2:44, 46c, 47b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Lord's Supper (2:42c, 46b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2"/>Signs and wonders (2:4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3" draw:style-name="a886" draw:master-page-name="Master1-Layout12-tx-Title-and-Text" presentation:presentation-page-layout-name="Master1-PPL12" draw:id="Slide-278">
        <draw:frame draw:id="id135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"Be baptized in the name of Jesus Christ for the forgiveness of your sins" (2:38b-39).<text:s text:c="1"/></text:span><text:span text:style-name="a888" text:class-names=""/></text:p>
          </draw:text-box>
          <svg:title/>
          <svg:desc/>
        </draw:frame>
        <draw:frame draw:id="id136" presentation:style-name="a903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THE CHALLENGE (2:40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THE CONVERSIONS (2:41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COMMUNION (2:42-4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4" draw:style-name="a904" draw:master-page-name="Master1-Layout12-tx-Title-and-Text" presentation:presentation-page-layout-name="Master1-PPL12" draw:id="Slide-279">
        <draw:frame draw:id="id137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THE COMMANDS (2:38-39):<text:s text:c="1"/></text:span><text:span text:style-name="a906" text:class-names=""/></text:p>
          </draw:text-box>
          <svg:title/>
          <svg:desc/>
        </draw:frame>
        <draw:frame draw:id="id138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"Each of you must turn from your sins and turn to God" (2:38a).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"Be baptized in the name of Jesus Christ for the forgiveness of your sins" (2:38b-39).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5" draw:style-name="a919" draw:master-page-name="Master1-Layout13-twoColTx-Title-and-2-Column-Text" presentation:presentation-page-layout-name="Master1-PPL13" draw:id="Slide-280">
        <draw:frame draw:id="id139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ACTS 2<text:s text:c="1"/></text:span><text:span text:style-name="a921" text:class-names=""/></text:p>
          </draw:text-box>
          <svg:title/>
          <svg:desc/>
        </draw:frame>
        <draw:frame draw:id="id140" presentation:style-name="a939" draw:name="Text Placeholder 2" svg:x="1.38021in" svg:y="2in" svg:width="4.61632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THE CLOVEN TONGUES (2:1-4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THE CROWD (2:5-11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HE CONFUSION (2:12-13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CLARIFICATION (2:14-21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1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ONDEMNATION (2:22-28): Peter now stresses two points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TWOFOLD CONCLUSION (2:29-36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CONVICTION (2:37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COMMANDS (2:38-39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 </dc:title>
    <meta:initial-creator>David STRICKLAND</meta:initial-creator>
    <dc:creator>David STRICKLAND</dc:creator>
    <meta:creation-date>2020-02-22T19:25:34Z</meta:creation-date>
    <dc:date>2020-02-22T19:25:35Z</dc:date>
    <meta:template xlink:href="BibleStudy" xlink:type="simple"/>
    <meta:editing-cycles>1</meta:editing-cycles>
    <meta:editing-duration>PT0S</meta:editing-duration>
    <meta:document-statistic meta:paragraph-count="106" meta:word-count="807"/>
  </office:meta>
</office:document-meta>
</file>